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2B00000357052ACE7E2C45463A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1" draw:style-name="gr1" draw:text-style-name="P1" draw:layer="layout" svg:width="26.767cm" svg:height="14.501cm" svg:x="0.502cm" svg:y="0.5cm">
          <draw:image xlink:href="Pictures/100000010000062B00000357052ACE7E2C45463A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7.77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06T08:49:00.888880226</dc:date>
    <meta:editing-duration>PT12M35S</meta:editing-duration>
    <meta:editing-cycles>6</meta:editing-cycles>
    <meta:generator>LibreOffice/7.3.5.2$Linux_X86_64 LibreOffice_project/30$Build-2</meta:generator>
    <meta:document-statistic meta:object-count="1"/>
  </office:meta>
</office:document-meta>
</file>